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9" table:default-cell-style-name="ce1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I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Input arr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utput array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Input array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\0</text:p>
          </table:table-cell>
          <table:table-cell table:style-name="Default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utput array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\0</text:p>
          </table:table-cell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3:07:01.079000000</meta:creation-date>
    <dc:date>2019-11-10T00:34:57.991000000</dc:date>
    <meta:editing-duration>PT1H6M56S</meta:editing-duration>
    <meta:editing-cycles>1</meta:editing-cycles>
    <meta:document-statistic meta:table-count="1" meta:cell-count="54" meta:object-count="0"/>
    <meta:generator>LibreOffice/6.0.3.2$Windows_X86_64 LibreOffice_project/8f48d515416608e3a835360314dac7e47fd0b821</meta:generator>
  </office:meta>
</office:document-meta>
</file>